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fo="urn:oasis:names:tc:opendocument:xmlns:xsl-fo-compatible:1.0" office:version="1.2">
  <office:automatic-styles>
    <style:style style:name="T1" style:family="text">
      <style:text-properties fo:font-weight="bold"/>
    </style:style>
    <style:style style:name="P1" style:family="paragraph" style:parent-style-name="Normal">
      <style:paragraph-properties fo:text-align="right"/>
    </style:style>
    <style:style style:name="P2" style:family="paragraph" style:parent-style-name="Normal">
      <style:paragraph-properties fo:text-align="center"/>
    </style:style>
  </office:automatic-styles>
  <office:body>
    <office:text>
      <text:p text:style-name="P1">23 Feb. 2026</text:p>
      <text:p text:style-name="P2"><text:span text:style-name="T1">I.</text:span></text:p>
      <text:p text:style-name="Normal"/>
      <text:p text:style-name="Normal">Its handle’s sticking outside.</text:p>
      <text:p text:style-name="Normal"/>
      <text:p text:style-name="Normal">I come closer. I pull it.</text:p>
      <text:p text:style-name="Normal">Nothing changes.</text:p>
      <text:p text:style-name="Normal"/>
      <text:p text:style-name="Normal">I sit nearby, on ground.</text:p>
      <text:p text:style-name="Normal"/>
      <text:p text:style-name="Normal">I wonder if it’s worth effort.</text:p>
      <text:p text:style-name="Normal">I can’t use it – I’m no swordsman.</text:p>
      <text:p text:style-name="Normal"/>
      <text:p text:style-name="Normal">Do swords feel things?</text:p>
      <text:p text:style-name="Normal">Would it be lonely if I left it alone?</text:p>
      <text:p text:style-name="Normal"/>
      <text:p text:style-name="Normal">I don’t know.</text:p>
      <text:p text:style-name="Normal"/>
      <text:p text:style-name="Normal">People don’t make things for no reason, do they?</text:p>
      <text:p text:style-name="Normal">It must be treasured by its user. If not them, then the maker themselves.</text:p>
      <text:p text:style-name="Normal"/>
      <text:p text:style-name="Normal">No ... It wouldn’t even matter if it is treasured.</text:p>
      <text:p text:style-name="Normal">It’s made by people, for people.</text:p>
      <text:p text:style-name="Normal">Leaving it here would be disrespectful.</text:p>
      <text:p text:style-name="Normal"/>
      <text:p text:style-name="Normal">As others often say, everything has its own story. Everything was made for reason.</text:p>
      <text:p text:style-name="Normal"/>
      <text:p text:style-name="Normal">But what good would it do? Aren’t swords meant to kill people?</text:p>
      <text:p text:style-name="Normal">Of course, some do enjoy just watching on them, but it’s wrong ... Or is it?</text:p>
      <text:p text:style-name="Normal"/>
      <text:p text:style-name="Normal">It isn’t sword’s fault if it’s misused.</text:p>
      <text:p text:style-name="Normal"/>
      <text:p text:style-name="Normal">I stand again. I pull it. I pull it harder.</text:p>
      <text:p text:style-name="Normal">I pull it as hard as I’ve never pulled anything else in my life.</text:p>
      <text:p text:style-name="Normal">I fall back. The sword stays there, still.</text:p>
      <text:p text:style-name="Normal"/>
      <text:p text:style-name="Normal">Then I stand again, and try again, and fall again. Then again. And again.</text:p>
      <text:p text:style-name="Normal">It wouldn’t work; I wondered why. Was I doing it wrong?</text:p>
      <text:p text:style-name="Normal">I pull it... I pull it... And I pull it...</text:p>
      <text:p text:style-name="Normal"/>
      <text:p text:style-name="Normal">...</text:p>
      <text:p text:style-name="Normal"/>
      <text:p text:style-name="Normal">I stop. I stand. I go away.</text:p>
      <text:p text:style-name="Normal"/>
      <text:p text:style-name="Normal">I don’t think I can do it.</text:p>
      <text:p text:style-name="Normal"/>
      <text:p text:style-name="Normal"/>
      <text:p text:style-name="Normal">I need to find help.</text:p>
      <text:p text:style-name="Normal"/>
      <text:p text:style-name="Normal">Perhaps with it ... I’ll do better next time.</text:p>
      <text:p text:style-name="Normal"/>
      <text:p text:style-name="Normal">I hope to return with help to let it find a way out.</text:p>
      <text:p text:style-name="Normal"/>
      <text:p text:style-name="P2"><text:span text:style-name="T1">II.</text:span></text:p>
      <text:p text:style-name="Normal"/>
      <text:p text:style-name="Normal">In time, I returned. I did not become any stronger. Nobody agreed to help me.</text:p>
      <text:p text:style-name="Normal">Well, why’d someone want to help me to pull a sword? ...Right? Right!</text:p>
      <text:p text:style-name="Normal"/>
      <text:p text:style-name="Normal">...I shouldn’t have returned. But I felt wrong just leaving it.</text:p>
      <text:p text:style-name="Normal"/>
      <text:p text:style-name="Normal">Maybe, I wanted to help it, even if it’s impossible, or to give it a sense of being cared.</text:p>
      <text:p text:style-name="Normal">Or I blamed myself for being unable of helping, since I am, perhaps, the only one who knows about it.</text:p>
      <text:p text:style-name="Normal">Or I wanted to give me an illusion of caring, by doing something as meaningless as that.</text:p>
      <text:p text:style-name="Normal"/>
      <text:p text:style-name="Normal">Silly. I couldn’t have been possibly looking for forgiveness.</text:p>
      <text:p text:style-name="Normal"/>
      <text:p text:style-name="Normal">Swords, even if can feel, certainly don’t speak.</text:p>
      <text:p text:style-name="Normal">I wouldn’t want forgiveness, since it wouldn’t show it anyway.</text:p>
      <text:p text:style-name="Normal">It was impractical. It was silly. And I was...Selfish.</text:p>
      <text:p text:style-name="Normal"/>
      <text:p text:style-name="Normal">I wasn’t this kind, or was I? Honestly, I didn’t know.</text:p>
      <text:p text:style-name="Normal"/>
      <text:p text:style-name="Normal">Yet still, I pulled the sword</text:p>
      <text:p text:style-name="Normal"/>
      <text:p text:style-name="Normal">At times, I could imagine myself getting it out, wielding it.</text:p>
      <text:p text:style-name="Normal">...but I was no swordsman, so it was nothing more than a dream.</text:p>
      <text:p text:style-name="Normal"/>
      <text:p text:style-name="Normal">I wondered if there was a point.</text:p>
      <text:p text:style-name="Normal"/>
      <text:p text:style-name="Normal">Silly! There wasn’t one, obviously.</text:p>
      <text:p text:style-name="Normal"/>
      <text:p text:style-name="Normal">But I continued anyway. Because I could not stop.</text:p>
      <text:p text:style-name="Normal">Perhaps because I did not want to stop.</text:p>
      <text:p text:style-name="Normal">Or because I believed it.</text:p>
      <text:p text:style-name="Normal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fo="urn:oasis:names:tc:opendocument:xmlns:xsl-fo-compatible:1.0" office:version="1.2">
  <office:styles>
    <style:style style:name="Normal" style:display-name="Normal" style:family="paragraph">
      <style:text-properties fo:font-size="12pt" fo:font-weight="normal"/>
    </style:style>
    <style:style style:name="Heading-1" style:display-name="Heading 1" style:family="paragraph" style:parent-style-name="Normal" style:next-style-name="Normal" style:default-outline-level="1">
      <style:text-properties fo:font-size="18pt" fo:font-weight="bold"/>
    </style:style>
    <style:style style:name="Heading-2" style:display-name="Heading 2" style:family="paragraph" style:parent-style-name="Normal" style:next-style-name="Normal" style:default-outline-level="2">
      <style:text-properties fo:font-size="16pt" fo:font-weight="bold"/>
    </style:style>
    <style:style style:name="Heading-3" style:display-name="Heading 3" style:family="paragraph" style:parent-style-name="Normal" style:next-style-name="Normal" style:default-outline-level="3">
      <style:text-properties fo:font-size="14pt" fo:font-weight="bold"/>
    </style:style>
    <style:style style:name="Heading-4" style:display-name="Heading 4" style:family="paragraph" style:parent-style-name="Normal" style:next-style-name="Normal" style:default-outline-level="4">
      <style:text-properties fo:font-size="12pt" fo:font-weight="bold"/>
    </style:style>
    <style:style style:name="Heading-5" style:display-name="Heading 5" style:family="paragraph" style:parent-style-name="Normal" style:next-style-name="Normal" style:default-outline-level="5">
      <style:text-properties fo:font-size="10pt" fo:font-weight="bold"/>
    </style:style>
    <style:style style:name="Heading-6" style:display-name="Heading 6" style:family="paragraph" style:parent-style-name="Normal" style:next-style-name="Normal" style:default-outline-level="6">
      <style:text-properties fo:font-size="8pt" fo:font-weight="bold"/>
    </style:style>
  </office:styles>
</office:document-styles>
</file>